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517cm" fo:padding-top="0.075cm" fo:padding-bottom="0.075cm" fo:padding-left="0.406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3.71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2.46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8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dee6ef" draw:fill="solid" draw:fill-color="#e3f2fd" draw:textarea-vertical-align="middle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3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279cm" draw:marker-end-center="false" draw:fill="solid" draw:fill-color="#e3f2fd" draw:textarea-horizontal-align="justify" draw:textarea-vertical-align="middle" draw:auto-grow-height="false" fo:min-height="0.916cm" fo:min-width="2.186cm" fo:padding-top="0.075cm" fo:padding-bottom="0.075cm" fo:padding-left="0.075cm" fo:padding-right="0.075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ebee"/>
      <style:paragraph-properties fo:text-align="start" style:writing-mode="lr-tb"/>
    </style:style>
    <style:style style:name="P7" style:family="paragraph">
      <loext:graphic-properties draw:fill-color="#fffde7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solid" draw:fill-color="#e3f2fd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6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016cm" svg:x="4.953cm" svg:y="0.304cm">
          <text:p text:style-name="P1">CFA of<text:line-break/>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016cm" svg:x="7.239cm" svg:y="0.304cm">
          <text:p text:style-name="P3"><text:span text:style-name="T2">CFA of</text:span><text:span text:style-name="T2"><text:line-break/>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667cm" svg:height="1.016cm" svg:x="6.35cm" svg:y="2.999cm">
          <text:p text:style-name="P5">JMP or<text:line-break/>JSR <text:span text:style-name="T1">DOC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81cm" svg:height="1.016cm" svg:x="2.54cm" svg:y="2.999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13cm" svg:height="1.016cm" svg:x="9.017cm" svg:y="3cm">
          <text:p text:style-name="P1">2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744cm" svg:height="0.58cm" svg:x="12.192cm" svg:y="0.436cm">
          <draw:text-box>
            <text:p text:style-name="P8"><text:span text:style-name="T4">a “thread”</text:span></text:p>
          </draw:text-box>
        </draw:frame>
        <draw:frame draw:style-name="gr7" draw:text-style-name="P10" draw:layer="layout" svg:width="1.6cm" svg:height="0.58cm" svg:x="7.205cm" svg:y="1.833cm">
          <draw:text-box>
            <text:p><text:span text:style-name="T4">IP after</text:span></text:p>
          </draw:text-box>
        </draw:frame>
        <draw:line draw:style-name="gr8" draw:text-style-name="P11" draw:layer="layout" svg:x1="6.223cm" svg:y1="1.32cm" svg:x2="6.985cm" svg:y2="3cm">
          <text:p/>
        </draw:line>
        <draw:polygon draw:style-name="gr9" draw:text-style-name="P12" draw:layer="layout" svg:width="2.539cm" svg:height="1.015cm" svg:x="9.525cm" svg:y="0.304cm" svg:viewBox="0 0 2540 1016" draw:points="0,0 2286,0 2286,254 2032,381 2540,508 2286,635 2286,1016 0,1016">
          <text:p/>
        </draw:polygon>
        <draw:polyline draw:style-name="gr10" draw:text-style-name="P13" draw:layer="layout" svg:width="2.285cm" svg:height="1.015cm" draw:transform="rotate (-3.14159265358979) translate (11.811cm 1.32cm)" svg:viewBox="0 0 2286 1016" draw:points="0,1016 2286,1016 2286,0 0,0">
          <text:p/>
        </draw:polyline>
        <draw:frame draw:style-name="gr11" draw:text-style-name="P14" draw:layer="layout" svg:width="0.889cm" svg:height="0.73cm" svg:x="10.16cm" svg:y="0.463cm">
          <draw:text-box>
            <text:p>...</text:p>
          </draw:text-box>
        </draw:frame>
        <draw:polygon draw:style-name="gr9" draw:text-style-name="P12" draw:layer="layout" svg:width="2.539cm" svg:height="1.015cm" draw:transform="rotate (-3.14159265358979) translate (2.667cm 1.32cm)" svg:viewBox="0 0 2540 1016" draw:points="0,0 2286,0 2286,381 2032,508 2540,635 2286,762 2286,1016 0,1016">
          <text:p/>
        </draw:polygon>
        <draw:polyline draw:style-name="gr10" draw:text-style-name="P13" draw:layer="layout" svg:width="2.285cm" svg:height="1.015cm" svg:x="0.381cm" svg:y="0.304cm" svg:viewBox="0 0 2286 1016" draw:points="0,0 2286,0 2286,1016 0,1016">
          <text:p/>
        </draw:polyline>
        <draw:frame draw:style-name="gr11" draw:text-style-name="P14" draw:layer="layout" svg:width="0.87cm" svg:height="0.73cm" svg:x="1.143cm" svg:y="0.463cm">
          <draw:text-box>
            <text:p>...</text:p>
          </draw:text-box>
        </draw:frame>
        <draw:line draw:style-name="gr12" draw:text-style-name="P13" draw:layer="layout" svg:x1="5.334cm" svg:y1="1.32cm" svg:x2="5.131cm" svg:y2="1.828cm">
          <text:p/>
        </draw:line>
        <draw:custom-shape draw:style-name="gr13" draw:text-style-name="P16" draw:layer="layout" svg:width="2.286cm" svg:height="1.016cm" svg:x="2.667cm" svg:y="0.304cm">
          <text:p text:style-name="P15"><text:span text:style-name="T5">CFA of</text:span><text:span text:style-name="T5"><text:line-break/></text:span><text:span text:style-name="T6">SWAP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7.713cm" svg:y1="1.32cm" svg:x2="7.586cm" svg:y2="1.828cm">
          <text:p/>
        </draw:line>
        <draw:frame draw:style-name="gr7" draw:text-style-name="P10" draw:layer="layout" svg:width="0.838cm" svg:height="0.58cm" svg:x="4.572cm" svg:y="1.833cm">
          <draw:text-box>
            <text:p><text:span text:style-name="T4">IP</text:span></text:p>
          </draw:text-box>
        </draw:frame>
        <draw:line draw:style-name="gr12" draw:text-style-name="P13" draw:layer="layout" svg:x1="7.061cm" svg:y1="4.016cm" svg:x2="6.858cm" svg:y2="4.524cm">
          <text:p/>
        </draw:line>
        <draw:frame draw:style-name="gr14" draw:text-style-name="P10" draw:layer="layout" svg:width="1.524cm" svg:height="1.059cm" svg:x="5.969cm" svg:y="4.572cm">
          <draw:text-box>
            <text:p><text:span text:style-name="T4">W after</text:span><text:span text:style-name="T4"><text:line-break/></text:span><text:span text:style-name="T4">(case 1)</text:span></text:p>
          </draw:text-box>
        </draw:frame>
        <draw:frame draw:style-name="gr14" draw:text-style-name="P17" draw:layer="layout" svg:width="3.556cm" svg:height="1.059cm" svg:x="9.652cm" svg:y="4.656cm">
          <draw:text-box>
            <text:p text:style-name="P8"><text:span text:style-name="T4">JSR “return address”</text:span><text:span text:style-name="T4"><text:line-break/></text:span><text:span text:style-name="T4">(case 2)</text:span></text:p>
          </draw:text-box>
        </draw:frame>
        <draw:line draw:style-name="gr8" draw:text-style-name="P11" draw:layer="layout" svg:x1="8.255cm" svg:y1="4.015cm" svg:x2="8.255cm" svg:y2="5.46cm">
          <text:p/>
        </draw:line>
        <draw:line draw:style-name="gr12" draw:text-style-name="P13" draw:layer="layout" svg:x1="9.652cm" svg:y1="4.016cm" svg:x2="9.906cm" svg:y2="4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5T10:43:07.351989561</dc:date>
    <meta:editing-duration>PT2H21M48S</meta:editing-duration>
    <meta:editing-cycles>15</meta:editing-cycles>
    <meta:generator>LibreOffice/6.4.7.2$Linux_X86_64 LibreOffice_project/40$Build-2</meta:generator>
    <meta:document-statistic meta:object-count="23"/>
  </office:meta>
</office:document-meta>
</file>